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7cm"/>
    </style:style>
    <style:style style:name="gr2" style:family="graphic" style:parent-style-name="objectwithoutfill">
      <style:graphic-properties svg:stroke-width="0.106cm" draw:marker-start-width="0.358cm" draw:marker-end="Small_20_Arrow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8cm"/>
    </style:style>
    <style:style style:name="gr9" style:family="graphic" style:parent-style-name="standard">
      <style:graphic-properties draw:fill="none" draw:textarea-vertical-align="middle" draw:auto-grow-height="false" fo:min-height="4.3cm" fo:min-width="0cm"/>
    </style:style>
    <style:style style:name="gr10" style:family="graphic" style:parent-style-name="standard">
      <style:graphic-properties draw:fill="none" draw:textarea-vertical-align="middle" draw:auto-grow-height="false" fo:min-height="5.344cm" fo:min-width="0cm"/>
    </style:style>
    <style:style style:name="gr11" style:family="graphic" style:parent-style-name="standard">
      <style:graphic-properties draw:fill="none" draw:textarea-vertical-align="middle" draw:auto-grow-height="false" fo:min-height="10.841cm" fo:min-width="0.0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1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4" style:family="graphic" style:parent-style-name="standard">
      <style:graphic-properties draw:fill="none" draw:textarea-vertical-align="middle" draw:auto-grow-height="false" fo:min-height="4.39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92cm"/>
    </style:style>
    <style:style style:name="gr17" style:family="graphic" style:parent-style-name="standard">
      <style:graphic-properties draw:fill="none" draw:textarea-vertical-align="middle" draw:auto-grow-height="false" fo:min-height="3.825cm" fo:min-width="0cm"/>
    </style:style>
    <style:style style:name="gr18" style:family="graphic" style:parent-style-name="standard">
      <style:graphic-properties draw:fill="none" draw:textarea-vertical-align="middle" draw:auto-grow-height="false" fo:min-height="9.32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8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949cm" fo:min-width="0cm"/>
    </style:style>
    <style:style style:name="gr21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22" style:family="graphic" style:parent-style-name="standard">
      <style:graphic-properties draw:fill="none" draw:textarea-vertical-align="middle" draw:auto-grow-height="false" fo:min-height="5.248cm" fo:min-width="0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55308d" fo:font-weight="bold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5pt" style:font-size-complex="15pt"/>
    </style:style>
    <style:style style:name="P7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55308d" fo:font-weight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55308d" fo:font-weight="bold" style:font-weight-asian="bold" style:font-weight-complex="bold"/>
    </style:style>
    <style:style style:name="T5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47cm" svg:height="0.962cm" svg:x="2.394cm" svg:y="10.7cm">
          <draw:text-box>
            <text:p><text:span text:style-name="T1">Rule Invocation:</text:span></text:p>
          </draw:text-box>
        </draw:frame>
        <draw:line draw:style-name="gr2" draw:text-style-name="P2" draw:layer="layout" svg:x1="6.1cm" svg:y1="13.5cm" svg:x2="23.8cm" svg:y2="13.5cm">
          <text:p/>
        </draw:line>
        <draw:line draw:style-name="gr3" draw:text-style-name="P2" draw:layer="layout" svg:x1="9.6cm" svg:y1="12.9cm" svg:x2="9.6cm" svg:y2="14.2cm">
          <text:p/>
        </draw:line>
        <draw:line draw:style-name="gr3" draw:text-style-name="P2" draw:layer="layout" svg:x1="14.5cm" svg:y1="12.9cm" svg:x2="14.5cm" svg:y2="14.2cm">
          <text:p/>
        </draw:line>
        <draw:line draw:style-name="gr3" draw:text-style-name="P2" draw:layer="layout" svg:x1="15cm" svg:y1="12.9cm" svg:x2="15cm" svg:y2="14.2cm">
          <text:p/>
        </draw:line>
        <draw:line draw:style-name="gr3" draw:text-style-name="P2" draw:layer="layout" svg:x1="19.8cm" svg:y1="12.9cm" svg:x2="19.8cm" svg:y2="14.2cm">
          <text:p/>
        </draw:line>
        <draw:line draw:style-name="gr3" draw:text-style-name="P2" draw:layer="layout" svg:x1="20.3cm" svg:y1="12.9cm" svg:x2="20.3cm" svg:y2="14.2cm">
          <text:p/>
        </draw:line>
        <draw:frame draw:style-name="gr4" draw:text-style-name="P3" draw:layer="layout" svg:width="1.886cm" svg:height="0.962cm" svg:x="22.414cm" svg:y="12.338cm">
          <draw:text-box>
            <text:p>Time</text:p>
          </draw:text-box>
        </draw:frame>
        <draw:frame draw:style-name="gr5" draw:text-style-name="P3" draw:layer="layout" svg:width="1.103cm" svg:height="0.962cm" svg:x="8.1cm" svg:y="14.1cm">
          <draw:text-box>
            <text:p>BI</text:p>
          </draw:text-box>
        </draw:frame>
        <draw:frame draw:style-name="gr5" draw:text-style-name="P3" draw:layer="layout" svg:width="1.349cm" svg:height="0.962cm" svg:x="13.8cm" svg:y="14.1cm">
          <draw:text-box>
            <text:p>AS</text:p>
          </draw:text-box>
        </draw:frame>
        <draw:frame draw:style-name="gr6" draw:text-style-name="P3" draw:layer="layout" svg:width="1.349cm" svg:height="0.962cm" svg:x="19.8cm" svg:y="14.1cm">
          <draw:text-box>
            <text:p>AE</text:p>
          </draw:text-box>
        </draw:frame>
        <draw:frame draw:style-name="gr5" draw:text-style-name="P4" draw:layer="layout" svg:width="0.959cm" svg:height="0.962cm" svg:x="16.841cm" svg:y="15.3cm">
          <draw:text-box>
            <text:p><text:span text:style-name="T2">D</text:span></text:p>
          </draw:text-box>
        </draw:frame>
        <draw:frame draw:style-name="gr7" draw:text-style-name="P5" draw:layer="layout" svg:width="3.622cm" svg:height="0.725cm" svg:x="15.678cm" svg:y="12.475cm">
          <draw:text-box>
            <text:p><text:span text:style-name="T3">Action execution</text:span></text:p>
          </draw:text-box>
        </draw:frame>
        <draw:frame draw:style-name="gr8" draw:text-style-name="P5" draw:layer="layout" svg:width="4.278cm" svg:height="1.673cm" svg:x="10cm" svg:y="11.527cm">
          <draw:text-box>
            <text:p><text:span text:style-name="T3">Trigger-Rule-Action </text:span></text:p>
            <text:p><text:span text:style-name="T3">invocation </text:span></text:p>
            <text:p><text:span text:style-name="T3">request processing</text:span></text:p>
          </draw:text-box>
        </draw:frame>
        <draw:custom-shape draw:style-name="gr9" draw:text-style-name="P2" draw:layer="layout" svg:width="1.15cm" svg:height="4.8cm" draw:transform="rotate (1.5709708597201) translate (15cm 15.4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" draw:layer="layout" svg:width="1.15cm" svg:height="5.9cm" draw:transform="rotate (1.5709708597201) translate (8.6cm 17.3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944cm" svg:height="0.962cm" svg:x="10.556cm" svg:y="17.1cm">
          <draw:text-box>
            <text:p><text:span text:style-name="T2">OEA</text:span></text:p>
          </draw:text-box>
        </draw:frame>
        <draw:custom-shape draw:style-name="gr11" draw:text-style-name="P2" draw:layer="layout" svg:width="1.4cm" svg:height="11.701cm" draw:transform="rotate (1.5709708597201) translate (8.6cm 19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4.418cm" svg:height="0.962cm" svg:x="12.9cm" svg:y="18.938cm">
          <draw:text-box>
            <text:p><text:span text:style-name="T4">OER</text:span> (excl. <text:span text:style-name="T4">D</text:span>)</text:p>
          </draw:text-box>
        </draw:frame>
        <draw:line draw:style-name="gr13" draw:text-style-name="P2" draw:layer="layout" svg:x1="20.3cm" svg:y1="17.5cm" svg:x2="20.3cm" svg:y2="15.3cm">
          <text:p/>
        </draw:line>
        <draw:line draw:style-name="gr13" draw:text-style-name="P2" draw:layer="layout" svg:x1="8.6cm" svg:y1="17.5cm" svg:x2="8.6cm" svg:y2="14.9cm">
          <text:p/>
        </draw:line>
        <draw:line draw:style-name="gr3" draw:text-style-name="P2" draw:layer="layout" svg:x1="8.6cm" svg:y1="12.9cm" svg:x2="8.6cm" svg:y2="14.2cm">
          <text:p/>
        </draw:line>
        <draw:frame draw:style-name="gr5" draw:text-style-name="P3" draw:layer="layout" svg:width="1.399cm" svg:height="0.962cm" svg:x="9.001cm" svg:y="14.1cm">
          <draw:text-box>
            <text:p>TS</text:p>
          </draw:text-box>
        </draw:frame>
        <draw:custom-shape draw:style-name="gr14" draw:text-style-name="P2" draw:layer="layout" svg:width="0.7cm" svg:height="4.901cm" draw:transform="rotate (1.5709708597201) translate (9.6cm 15.7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2" draw:layer="layout" svg:x1="14.5cm" svg:y1="16.2cm" svg:x2="14.5cm" svg:y2="14.9cm">
          <text:p/>
        </draw:line>
        <draw:frame draw:style-name="gr5" draw:text-style-name="P4" draw:layer="layout" svg:width="1.3cm" svg:height="0.962cm" svg:x="11.4cm" svg:y="15.538cm">
          <draw:text-box>
            <text:p><text:span text:style-name="T2">TA</text:span></text:p>
          </draw:text-box>
        </draw:frame>
        <draw:line draw:style-name="gr2" draw:text-style-name="P2" draw:layer="layout" svg:x1="7.07cm" svg:y1="3.848cm" svg:x2="22.67cm" svg:y2="3.848cm">
          <text:p/>
        </draw:line>
        <draw:line draw:style-name="gr3" draw:text-style-name="P2" draw:layer="layout" svg:x1="9.17cm" svg:y1="3.248cm" svg:x2="9.17cm" svg:y2="4.548cm">
          <text:p/>
        </draw:line>
        <draw:line draw:style-name="gr3" draw:text-style-name="P2" draw:layer="layout" svg:x1="13.37cm" svg:y1="3.248cm" svg:x2="13.37cm" svg:y2="4.548cm">
          <text:p/>
        </draw:line>
        <draw:line draw:style-name="gr3" draw:text-style-name="P2" draw:layer="layout" svg:x1="13.87cm" svg:y1="3.248cm" svg:x2="13.87cm" svg:y2="4.548cm">
          <text:p/>
        </draw:line>
        <draw:line draw:style-name="gr3" draw:text-style-name="P2" draw:layer="layout" svg:x1="18.67cm" svg:y1="3.248cm" svg:x2="18.67cm" svg:y2="4.548cm">
          <text:p/>
        </draw:line>
        <draw:line draw:style-name="gr3" draw:text-style-name="P2" draw:layer="layout" svg:x1="19.17cm" svg:y1="3.248cm" svg:x2="19.17cm" svg:y2="4.548cm">
          <text:p/>
        </draw:line>
        <draw:frame draw:style-name="gr15" draw:text-style-name="P3" draw:layer="layout" svg:width="1.886cm" svg:height="1cm" svg:x="21.27cm" svg:y="2.748cm">
          <draw:text-box>
            <text:p>Time</text:p>
          </draw:text-box>
        </draw:frame>
        <draw:frame draw:style-name="gr5" draw:text-style-name="P3" draw:layer="layout" svg:width="1.103cm" svg:height="0.962cm" svg:x="8.67cm" svg:y="4.448cm">
          <draw:text-box>
            <text:p>BI</text:p>
          </draw:text-box>
        </draw:frame>
        <draw:frame draw:style-name="gr5" draw:text-style-name="P3" draw:layer="layout" svg:width="1.349cm" svg:height="0.962cm" svg:x="12.67cm" svg:y="4.448cm">
          <draw:text-box>
            <text:p>AS</text:p>
          </draw:text-box>
        </draw:frame>
        <draw:frame draw:style-name="gr6" draw:text-style-name="P3" draw:layer="layout" svg:width="1.349cm" svg:height="0.962cm" svg:x="18.67cm" svg:y="4.448cm">
          <draw:text-box>
            <text:p>AE</text:p>
          </draw:text-box>
        </draw:frame>
        <draw:frame draw:style-name="gr5" draw:text-style-name="P4" draw:layer="layout" svg:width="0.959cm" svg:height="0.962cm" svg:x="15.711cm" svg:y="5.648cm">
          <draw:text-box>
            <text:p><text:span text:style-name="T2">D</text:span></text:p>
          </draw:text-box>
        </draw:frame>
        <draw:frame draw:style-name="gr7" draw:text-style-name="P5" draw:layer="layout" svg:width="3.622cm" svg:height="0.725cm" svg:x="14.548cm" svg:y="2.823cm">
          <draw:text-box>
            <text:p><text:span text:style-name="T3">Action execution</text:span></text:p>
          </draw:text-box>
        </draw:frame>
        <draw:frame draw:style-name="gr16" draw:text-style-name="P5" draw:layer="layout" svg:width="4.092cm" svg:height="1.199cm" svg:x="9.37cm" svg:y="2.549cm">
          <draw:text-box>
            <text:p><text:span text:style-name="T3">Action invocation </text:span></text:p>
            <text:p><text:span text:style-name="T3">request processing</text:span></text:p>
          </draw:text-box>
        </draw:frame>
        <draw:custom-shape draw:style-name="gr9" draw:text-style-name="P2" draw:layer="layout" svg:width="1.15cm" svg:height="4.8cm" draw:transform="rotate (1.5709708597201) translate (13.87cm 5.748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1.15cm" svg:height="4.299cm" draw:transform="rotate (1.5709708597201) translate (9.071cm 7.248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944cm" svg:height="0.962cm" svg:x="10.226cm" svg:y="7.048cm">
          <draw:text-box>
            <text:p><text:span text:style-name="T2">OEA</text:span></text:p>
          </draw:text-box>
        </draw:frame>
        <draw:custom-shape draw:style-name="gr18" draw:text-style-name="P2" draw:layer="layout" svg:width="1.15cm" svg:height="10.101cm" draw:transform="rotate (1.5709708597201) translate (9.07cm 9.148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4.418cm" svg:height="0.962cm" svg:x="11.77cm" svg:y="9.286cm">
          <draw:text-box>
            <text:p><text:span text:style-name="T4">OER</text:span> (excl. <text:span text:style-name="T4">D</text:span>)</text:p>
          </draw:text-box>
        </draw:frame>
        <draw:line draw:style-name="gr13" draw:text-style-name="P2" draw:layer="layout" svg:x1="19.17cm" svg:y1="7.848cm" svg:x2="19.17cm" svg:y2="5.648cm">
          <text:p/>
        </draw:line>
        <draw:line draw:style-name="gr13" draw:text-style-name="P2" draw:layer="layout" svg:x1="9.07cm" svg:y1="7.848cm" svg:x2="9.07cm" svg:y2="5.648cm">
          <text:p/>
        </draw:line>
        <draw:frame draw:style-name="gr19" draw:text-style-name="P1" draw:layer="layout" svg:width="6.048cm" svg:height="0.962cm" svg:x="2.394cm" svg:y="1.438cm">
          <draw:text-box>
            <text:p><text:span text:style-name="T1">Action Invocation:</text:span></text:p>
          </draw:text-box>
        </draw:frame>
        <draw:frame draw:style-name="gr20" draw:text-style-name="P6" xml:id="id1" draw:id="id1" draw:layer="layout" svg:width="4.5cm" svg:height="1.199cm" svg:x="1.5cm" svg:y="14.5cm">
          <draw:text-box>
            <text:p><text:span text:style-name="T5">Trigger fire request reception and routing</text:span></text:p>
          </draw:text-box>
        </draw:frame>
        <draw:connector draw:style-name="gr21" draw:text-style-name="P2" draw:layer="layout" draw:type="curve" draw:line-skew="-0.969cm" svg:x1="3.75cm" svg:y1="14.5cm" svg:x2="9.183cm" svg:y2="13.326cm" draw:start-shape="id1" draw:start-glue-point="0" svg:d="M3750 14500c0-2709 5433-2122 5433-1174" svg:viewBox="0 0 5434 1968">
          <text:p/>
        </draw:connector>
        <draw:custom-shape draw:style-name="gr22" draw:text-style-name="P2" draw:layer="layout" svg:width="1.15cm" svg:height="5.8cm" draw:transform="rotate (1.5709708597201) translate (13.4cm 7.248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2" draw:layer="layout" svg:x1="13.4cm" svg:y1="7cm" svg:x2="13.4cm" svg:y2="5.7cm">
          <text:p/>
        </draw:line>
        <draw:frame draw:style-name="gr5" draw:text-style-name="P4" draw:layer="layout" svg:width="1.488cm" svg:height="0.962cm" svg:x="15.512cm" svg:y="7.1cm">
          <draw:text-box>
            <text:p><text:span text:style-name="T2">AD</text:span></text:p>
          </draw:text-box>
        </draw:frame>
        <draw:custom-shape draw:style-name="gr22" draw:text-style-name="P2" draw:layer="layout" svg:width="1.15cm" svg:height="5.8cm" draw:transform="rotate (1.5709708597201) translate (14.501cm 17.247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488cm" svg:height="0.962cm" svg:x="16.613cm" svg:y="17.099cm">
          <draw:text-box>
            <text:p><text:span text:style-name="T2">AD</text:span></text:p>
          </draw:text-box>
        </draw:frame>
        <draw:frame draw:style-name="gr23" draw:text-style-name="P5" xml:id="id2" draw:id="id2" draw:layer="layout" svg:width="5.726cm" svg:height="1.673cm" svg:x="22.645cm" svg:y="6.647cm">
          <draw:text-box>
            <text:p><text:span text:style-name="T3">Transfer control to and from the action code in the container</text:span></text:p>
          </draw:text-box>
        </draw:frame>
        <draw:connector draw:style-name="gr21" draw:text-style-name="P2" draw:layer="layout" draw:type="curve" draw:line-skew="-2.96cm" svg:x1="25.508cm" svg:y1="6.647cm" svg:x2="13.589cm" svg:y2="3.52cm" draw:start-shape="id2" draw:start-glue-point="0" svg:d="M25508 6647c0-7161-11919-5597-11919-3127" svg:viewBox="0 0 11920 5200">
          <text:p/>
        </draw:connector>
        <draw:connector draw:style-name="gr21" draw:text-style-name="P2" draw:layer="layout" draw:type="curve" draw:line-skew="-3.16cm" svg:x1="25.508cm" svg:y1="6.647cm" svg:x2="18.907cm" svg:y2="3.52cm" draw:start-shape="id2" draw:start-glue-point="0" svg:d="M25508 6647c0-7461-6601-5897-6601-3127" svg:viewBox="0 0 6602 5424">
          <text:p/>
        </draw:connector>
        <draw:connector draw:style-name="gr21" draw:text-style-name="P2" draw:layer="layout" draw:type="curve" draw:line-skew="-0.573cm" svg:x1="25.508cm" svg:y1="8.32cm" svg:x2="14.705cm" svg:y2="13.169cm" draw:start-shape="id2" draw:start-glue-point="2" svg:d="M25508 8320c0 3153-10803 729-10803 4849" svg:viewBox="0 0 10804 4850">
          <text:p/>
        </draw:connector>
        <draw:connector draw:style-name="gr21" draw:text-style-name="P2" draw:layer="layout" draw:type="curve" svg:x1="25.508cm" svg:y1="8.32cm" svg:x2="20.048cm" svg:y2="13.169cm" draw:start-shape="id2" draw:start-glue-point="2" svg:d="M25508 8320c0 4012-5460 1588-5460 4849" svg:viewBox="0 0 5461 4850">
          <text:p/>
        </draw:connector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z Hadad</meta:initial-creator>
    <meta:creation-date>2018-12-13T18:49:29.095723184</meta:creation-date>
    <dc:date>2018-12-24T22:07:38.273231242</dc:date>
    <dc:creator>Erez Hadad</dc:creator>
    <meta:editing-duration>P2DT22H54M51S</meta:editing-duration>
    <meta:editing-cycles>34</meta:editing-cycles>
    <meta:generator>LibreOffice/6.1.3.2$Linux_X86_64 LibreOffice_project/10$Build-2</meta:generator>
    <meta:document-statistic meta:object-count="77"/>
  </office:meta>
</office:document-meta>
</file>